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3251"/>
    </style:style>
    <style:style style:name="P2" style:family="paragraph" style:parent-style-name="Standard">
      <style:text-properties style:font-name="Liberation Serif" officeooo:paragraph-rsid="000a3251"/>
    </style:style>
    <style:style style:name="P3" style:family="paragraph" style:parent-style-name="Standard">
      <style:text-properties style:font-name="Liberation Serif" fo:font-size="12pt" officeooo:paragraph-rsid="000a3251" style:font-size-asian="12pt" style:font-size-complex="12pt"/>
    </style:style>
    <style:style style:name="T1" style:family="text">
      <style:text-properties style:font-name="sans-serif" fo:font-size="12pt"/>
    </style:style>
    <style:style style:name="T2" style:family="text">
      <style:text-properties fo:font-size="12pt"/>
    </style:style>
    <style:style style:name="T3" style:family="text">
      <style:text-properties officeooo:rsid="000a3251"/>
    </style:style>
    <style:style style:name="T4" style:family="text">
      <style:text-properties style:font-name="serif" fo:font-size="10.5pt"/>
    </style:style>
    <style:style style:name="T5" style:family="text">
      <style:text-properties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. </text:span><text:span text:style-name="T2">Recherchieren Sie im Glossar des Lehrbuchsfolgende Begriffe:</text:span></text:p>
      <text:p text:style-name="P1"><text:span text:style-name="T1"/></text:p>
      <text:p text:style-name="P3">Matrix-Organisation: Organisationsform, bei der die traditionelle, nach Funktionen ge-gliederte Organisation von einer divisionalen Struktur überlagert wird. Zwei Kompetenz-systeme überschneiden sich. Die sich ergebende Organisationsform gleicht einer Matrix.</text:p>
      <text:p text:style-name="P3"/>
      <text:p text:style-name="P3">Ablauforganisation: Raumzeitliche Strukturierung der Arbeits- und Bewegungs-vorgänge (Prozessphänomen), insbesondere die Gestaltung der Arbeitsprozesse in Unternehmen. </text:p>
      <text:p text:style-name="P3"/>
      <text:p text:style-name="P3">Aufbauorganisation: Die Aufbauorganisation umfasst die Struktur, insbes. die Aufga-bengliederung, die Leitungshierarchie und Kommunikationsbeziehungen. Im Zent-rum steht der ranghierarchische Aufbau: Zuordnung von Aufgaben, Kompetenzen und Verantwortlichkeiten (Bestandsphänomen). </text:p>
      <text:p text:style-name="P3"/>
      <text:p text:style-name="P3">Unternehmenskultur: Ein sich kontinuierlich veränderndes bzw. weiterentwickelndes Phänomen, welches die durchOrganisationsmitglieder entstandenen Wertvorstel-lungen sowie Denkmuster im Unternehmen umfasst, die wiederum das Verhalten der Organisationsmitglieder prägen. Die Unternehmenskultur stellt einen sozialen Orien-tierungsrahmen dar, der das organisatorische Handeln der Organisationsmitglieder beeinflusst und somit einheitlich und kohärent macht. Sie dient als Instrument zur besseren Zielerreichung. </text:p>
      <text:p text:style-name="P3"/>
      <text:p text:style-name="P3">Leitungsspanne: Anzahl der Stellen, die einer übergeordneten Instanz direkt unterstellt sind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20:58:18.052000000</meta:creation-date>
    <dc:date>2021-02-01T21:02:40.293000000</dc:date>
    <meta:editing-duration>PT4M23S</meta:editing-duration>
    <meta:editing-cycles>1</meta:editing-cycles>
    <meta:document-statistic meta:table-count="0" meta:image-count="0" meta:object-count="0" meta:page-count="1" meta:paragraph-count="6" meta:word-count="139" meta:character-count="1374" meta:non-whitespace-character-count="1237"/>
    <meta:generator>LibreOffice/7.0.4.2$Windows_X86_64 LibreOffice_project/dcf040e67528d9187c66b2379df5ea4407429775</meta:generator>
  </office:meta>
</office:document-meta>
</file>